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43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4.572cm" svg:height="2.032cm" svg:x="2.143cm" svg:y="3.667cm">
          <text:p text:style-name="P1">ProgramControl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572cm" svg:height="2.032cm" svg:x="14.081cm" svg:y="3.667cm">
          <text:p text:style-name="P1">ProgramView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953cm" svg:height="1.905cm" svg:x="7.926cm" svg:y="1.381cm">
          <text:p text:style-name="P2">Main Program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4.572cm" svg:height="1.905cm" svg:x="2.143cm" svg:y="10.144cm">
          <text:p text:style-name="P2">Templ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318cm" svg:height="2.032cm" svg:x="10.398cm" svg:y="10.055cm">
          <text:p text:style-name="P2">&lt;Interface&gt;</text:p>
          <text:p text:style-name="P2">Chart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064cm" svg:height="1.905cm" svg:x="16.113cm" svg:y="10.144cm">
          <text:p text:style-name="P2">LineChart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064cm" svg:height="1.905cm" svg:x="16.113cm" svg:y="6.08cm">
          <text:p text:style-name="P2">BarChart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064cm" svg:height="1.905cm" svg:x="16.113cm" svg:y="8.112cm">
          <text:p text:style-name="P2">PieChart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064cm" svg:height="1.905cm" svg:x="16.113cm" svg:y="12.176cm">
          <text:p text:style-name="P2">XYChar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032cm" svg:x="15.351cm" svg:y="18.145cm">
          <text:p text:style-name="P2">Interpolation</text:p>
          <text:p text:style-name="P2">Gen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572cm" svg:height="2.032cm" svg:x="6.588cm" svg:y="15.732cm">
          <text:p text:style-name="P2">ChartConver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032cm" svg:x="15.351cm" svg:y="15.605cm">
          <text:p text:style-name="P2">DataAnalyz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572cm" svg:height="2.032cm" svg:x="6.588cm" svg:y="23.606cm">
          <text:p text:style-name="P2">&lt;Interface&gt;</text:p>
          <text:p text:style-name="P2">DataReade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572cm" svg:height="2.032cm" svg:x="9.89cm" svg:y="19.669cm">
          <text:p text:style-name="P2">CSVData</text:p>
          <text:p text:style-name="P2">Read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72cm" svg:height="2.032cm" svg:x="2.778cm" svg:y="19.669cm">
          <text:p text:style-name="P2">MatlabData</text:p>
          <text:p text:style-name="P2">Reade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874cm" svg:y1="23.606cm" svg:x2="5.064cm" svg:y2="21.701cm" draw:start-shape="id1" draw:start-glue-point="0" draw:end-shape="id2" svg:d="m8874 23606v-952h-3810v-953">
          <text:p/>
        </draw:connector>
        <draw:connector draw:style-name="gr2" draw:text-style-name="P3" draw:layer="layout" svg:x1="8.874cm" svg:y1="23.606cm" svg:x2="12.176cm" svg:y2="21.701cm" draw:start-shape="id1" draw:start-glue-point="0" draw:end-shape="id3" svg:d="m8874 23606v-952h3302v-953">
          <text:p/>
        </draw:connector>
        <draw:connector draw:style-name="gr2" draw:text-style-name="P3" draw:layer="layout" svg:x1="5.064cm" svg:y1="19.669cm" svg:x2="8.874cm" svg:y2="17.764cm" draw:start-shape="id2" draw:start-glue-point="0" draw:end-shape="id4" draw:end-glue-point="2" svg:d="m5064 19669v-952h3810v-953">
          <text:p/>
        </draw:connector>
        <draw:connector draw:style-name="gr2" draw:text-style-name="P3" draw:layer="layout" svg:x1="12.176cm" svg:y1="19.669cm" svg:x2="8.874cm" svg:y2="17.764cm" draw:start-shape="id3" draw:start-glue-point="0" draw:end-shape="id4" draw:end-glue-point="2" svg:d="m12176 19669v-952h-3302v-953">
          <text:p/>
        </draw:connector>
        <draw:connector draw:style-name="gr2" draw:text-style-name="P3" draw:layer="layout" svg:x1="14.716cm" svg:y1="11.071cm" svg:x2="16.113cm" svg:y2="7.032cm" draw:start-shape="id5" draw:start-glue-point="1" draw:end-shape="id6" draw:end-glue-point="3" svg:d="m14716 11071h699v-4039h698">
          <text:p/>
        </draw:connector>
        <draw:connector draw:style-name="gr2" draw:text-style-name="P3" draw:layer="layout" svg:x1="14.716cm" svg:y1="11.071cm" svg:x2="16.113cm" svg:y2="9.064cm" draw:start-shape="id5" draw:start-glue-point="1" draw:end-shape="id7" draw:end-glue-point="3" svg:d="m14716 11071h699v-2007h698">
          <text:p/>
        </draw:connector>
        <draw:connector draw:style-name="gr2" draw:text-style-name="P3" draw:layer="layout" svg:x1="14.716cm" svg:y1="11.071cm" svg:x2="16.113cm" svg:y2="11.096cm" draw:start-shape="id5" draw:start-glue-point="1" draw:end-shape="id8" svg:d="m14716 11071h699v25h698">
          <text:p/>
        </draw:connector>
        <draw:connector draw:style-name="gr2" draw:text-style-name="P3" draw:layer="layout" svg:x1="14.716cm" svg:y1="11.071cm" svg:x2="16.113cm" svg:y2="13.128cm" draw:start-shape="id5" draw:start-glue-point="1" draw:end-shape="id9" draw:end-glue-point="3" svg:d="m14716 11071h699v2057h698">
          <text:p/>
        </draw:connector>
        <draw:connector draw:style-name="gr2" draw:text-style-name="P3" draw:layer="layout" svg:x1="8.874cm" svg:y1="15.732cm" svg:x2="12.557cm" svg:y2="12.087cm" draw:start-shape="id4" draw:start-glue-point="0" draw:end-shape="id5" draw:end-glue-point="2" svg:d="m8874 15732v-1822h3683v-1823">
          <text:p/>
        </draw:connector>
        <draw:connector draw:style-name="gr3" draw:text-style-name="P3" xml:id="id13" draw:id="id13" draw:layer="layout" svg:x1="6.715cm" svg:y1="4.683cm" svg:x2="14.081cm" svg:y2="4.683cm" draw:start-shape="id10" draw:start-glue-point="1" draw:end-shape="id11" svg:d="m6715 4683h7366">
          <text:p/>
        </draw:connector>
        <draw:connector draw:style-name="gr4" draw:text-style-name="P3" draw:layer="layout" svg:x1="10.402cm" svg:y1="3.286cm" svg:x2="10.398cm" svg:y2="4.683cm" draw:start-shape="id12" draw:start-glue-point="2" draw:end-shape="id13" draw:end-glue-point="0" svg:d="m10402 3286v624h-4v773">
          <text:p/>
        </draw:connector>
        <draw:connector draw:style-name="gr4" draw:text-style-name="P3" draw:layer="layout" svg:x1="4.429cm" svg:y1="5.699cm" svg:x2="8.557cm" svg:y2="11.083cm" draw:start-shape="id10" draw:start-glue-point="2" draw:end-shape="id14" draw:end-glue-point="0" svg:d="m4429 5699v2612h4128v2772">
          <text:p/>
        </draw:connector>
        <draw:connector draw:style-name="gr3" draw:text-style-name="P3" xml:id="id14" draw:id="id14" draw:layer="layout" svg:x1="6.715cm" svg:y1="11.096cm" svg:x2="10.398cm" svg:y2="11.071cm" draw:start-shape="id15" draw:start-glue-point="1" draw:end-shape="id5" draw:end-glue-point="3" svg:d="m6715 11096h1842v-25h1841">
          <text:p/>
        </draw:connector>
      </draw:page>
      <draw:page draw:name="page2" draw:style-name="dp1" draw:master-page-name="Default">
        <draw:custom-shape draw:style-name="gr1" draw:text-style-name="P3" xml:id="id16" draw:id="id16" draw:layer="layout" svg:width="6.223cm" svg:height="2.159cm" svg:x="7.858cm" svg:y="1.381cm">
          <text:p text:style-name="P3">Template</text:p>
          <draw:enhanced-geometry svg:viewBox="0 0 21600 21600" draw:type="rectangle" draw:enhanced-path="M 0 0 L 21600 0 21600 21600 0 21600 0 0 Z N"/>
        </draw:custom-shape>
        <draw:custom-shape draw:style-name="gr1" draw:text-style-name="P3" xml:id="id19" draw:id="id19" draw:layer="layout" svg:width="5.715cm" svg:height="2.032cm" svg:x="1.381cm" svg:y="6.461cm">
          <text:p text:style-name="P3">(org.jfree.chart.plot)</text:p>
          <text:p text:style-name="P3">PlotOrientation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5.715cm" svg:height="2.032cm" svg:x="8.112cm" svg:y="6.461cm">
          <text:p text:style-name="P3">AxisTemplate</text:p>
          <draw:enhanced-geometry svg:viewBox="0 0 21600 21600" draw:type="rectangle" draw:enhanced-path="M 0 0 L 21600 0 21600 21600 0 21600 0 0 Z N"/>
        </draw:custom-shape>
        <draw:custom-shape draw:style-name="gr1" draw:text-style-name="P3" xml:id="id20" draw:id="id20" draw:layer="layout" svg:width="5.715cm" svg:height="2.032cm" svg:x="14.589cm" svg:y="6.461cm">
          <text:p text:style-name="P3">DataColors</text:p>
          <draw:enhanced-geometry svg:viewBox="0 0 21600 21600" draw:type="rectangle" draw:enhanced-path="M 0 0 L 21600 0 21600 21600 0 21600 0 0 Z N"/>
        </draw:custom-shape>
        <draw:connector draw:style-name="gr5" draw:text-style-name="P3" xml:id="id18" draw:id="id18" draw:layer="layout" svg:x1="10.969cm" svg:y1="3.54cm" svg:x2="10.969cm" svg:y2="6.461cm" draw:start-shape="id16" draw:start-glue-point="2" draw:end-shape="id17" draw:end-glue-point="0" svg:d="m10969 3540v2921">
          <text:p/>
        </draw:connector>
        <draw:connector draw:style-name="gr5" draw:text-style-name="P3" draw:layer="layout" svg:x1="10.969cm" svg:y1="5cm" svg:x2="4.238cm" svg:y2="6.461cm" draw:start-shape="id18" draw:start-glue-point="0" draw:end-shape="id19" draw:end-glue-point="0" svg:d="m10969 5000h-6731v1461">
          <text:p/>
        </draw:connector>
        <draw:connector draw:style-name="gr5" draw:text-style-name="P3" draw:layer="layout" svg:x1="10.969cm" svg:y1="5cm" svg:x2="17.446cm" svg:y2="6.461cm" draw:start-shape="id18" draw:start-glue-point="0" draw:end-shape="id20" draw:end-glue-point="0" svg:d="m10969 5000h6477v1461">
          <text:p/>
        </draw:connector>
        <draw:frame draw:style-name="gr6" draw:text-style-name="P4" draw:layer="layout" svg:width="2.286cm" svg:height="1.393cm" svg:x="4.302cm" svg:y="5.064cm">
          <draw:text-box>
            <text:p text:style-name="P4"><text:span text:style-name="T1">1</text:span></text:p>
          </draw:text-box>
        </draw:frame>
        <draw:frame draw:style-name="gr7" draw:text-style-name="P4" draw:layer="layout" svg:width="1.905cm" svg:height="1.139cm" svg:x="11.033cm" svg:y="5.064cm">
          <draw:text-box>
            <text:p text:style-name="P4"><text:span text:style-name="T1">2</text:span></text:p>
          </draw:text-box>
        </draw:frame>
        <draw:frame draw:style-name="gr8" draw:text-style-name="P5" draw:layer="layout" svg:width="2.159cm" svg:height="1.266cm" svg:x="17.51cm" svg:y="5.064cm">
          <draw:text-box>
            <text:p text:style-name="P5"><text:span text:style-name="T2">1</text:span></text:p>
          </draw:text-box>
        </draw:frame>
        <draw:frame draw:style-name="gr8" draw:text-style-name="P4" draw:layer="layout" svg:width="2.286cm" svg:height="1.266cm" svg:x="11.033cm" svg:y="3.667cm">
          <draw:text-box>
            <text:p text:style-name="P4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o </meta:initial-creator>
    <meta:creation-date>2013-12-10T10:55:18</meta:creation-date>
    <dc:date>2013-12-10T14:40:02</dc:date>
    <dc:creator>tako </dc:creator>
    <meta:editing-duration>PT13M53S</meta:editing-duration>
    <meta:editing-cycles>1</meta:editing-cycles>
    <meta:document-statistic meta:object-count="39"/>
    <meta:generator>LibreOffice/3.6$Linux_X86_64 LibreOffice_project/360m1$Build-2</meta:generator>
  </office:meta>
</office:document-meta>
</file>